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2cm" svg:stroke-color="#481d32" draw:marker-start-width="0.356cm" draw:marker-end-width="0.356cm" draw:fill="none" loext:fill-use-slide-background="false" draw:textarea-horizontal-align="justify" draw:textarea-vertical-align="middle" draw:auto-grow-height="false" fo:min-height="3.75cm" fo:min-width="6.4cm" fo:padding-top="0.176cm" fo:padding-bottom="0.176cm" fo:padding-left="0.301cm" fo:padding-right="0.301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 style:family="graphic" style:parent-style-name="standard">
      <style:graphic-properties svg:stroke-width="0.102cm" svg:stroke-color="#224b12" draw:marker-start-width="0.356cm" draw:marker-end-width="0.356cm" draw:fill="none" loext:fill-use-slide-background="false" draw:textarea-horizontal-align="justify" draw:textarea-vertical-align="middle" draw:auto-grow-height="false" fo:min-height="2.508cm" fo:min-width="5.652cm" fo:padding-top="0.176cm" fo:padding-bottom="0.176cm" fo:padding-left="0.301cm" fo:padding-right="0.301cm"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0.85cm" fo:min-width="0cm" loext:decorative="false"/>
      <style:paragraph-properties style:writing-mode="lr-tb"/>
    </style:style>
    <style:style style:name="gr5"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6" style:family="graphic" style:parent-style-name="standard">
      <style:graphic-properties svg:stroke-width="0.102cm" svg:stroke-color="#224b12" draw:marker-start-width="0.356cm" draw:marker-end-width="0.356cm" draw:fill="none" loext:fill-use-slide-background="false" draw:textarea-horizontal-align="justify" draw:textarea-vertical-align="middle" draw:auto-grow-height="false" fo:min-height="2.406cm" fo:min-width="5.55cm" fo:padding-top="0.176cm" fo:padding-bottom="0.176cm" fo:padding-left="0.301cm" fo:padding-right="0.301cm" loext:decorative="false"/>
    </style:style>
    <style:style style:name="gr7"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0.95cm" fo:min-width="0cm" loext:decorative="false"/>
      <style:paragraph-properties style:writing-mode="lr-tb"/>
    </style:style>
    <style:style style:name="gr9" style:family="graphic" style:parent-style-name="standard">
      <style:graphic-properties svg:stroke-width="0.102cm" svg:stroke-color="#383d3c" draw:marker-start-width="0.356cm" draw:marker-end-width="0.356cm" draw:fill="none" loext:fill-use-slide-background="false" draw:textarea-horizontal-align="justify" draw:textarea-vertical-align="middle" draw:auto-grow-height="false" fo:min-height="4.161cm" fo:min-width="4.335cm" fo:padding-top="0.176cm" fo:padding-bottom="0.176cm" fo:padding-left="0.301cm" fo:padding-right="0.301cm" fo:wrap-option="wrap" loext:decorative="false"/>
    </style:style>
    <style:style style:name="gr10" style:family="graphic" style:parent-style-name="objectwithoutfill">
      <style:graphic-properties svg:stroke-width="0.102cm" draw:marker-start-width="0.356cm" draw:marker-end="Arrowheads_20_1" draw:marker-end-width="0.457cm" draw:fill="none" draw:textarea-vertical-align="middle" fo:padding-top="0.176cm" fo:padding-bottom="0.176cm" fo:padding-left="0.301cm" fo:padding-right="0.301cm" loext:decorative="false"/>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T1" style:family="text">
      <style:text-properties fo:font-size="12pt"/>
    </style:style>
    <style:style style:name="T2"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6.9cm" svg:height="4cm" svg:x="4.091cm" svg:y="2.991cm">
          <text:p/>
          <draw:enhanced-geometry svg:viewBox="0 0 21600 21600" draw:type="rectangle" draw:enhanced-path="M 0 0 L 21600 0 21600 21600 0 21600 0 0 Z N"/>
        </draw:custom-shape>
        <draw:frame draw:style-name="gr2" draw:text-style-name="P2" draw:layer="layout" svg:width="2.864cm" svg:height="0.962cm" svg:x="6.191cm" svg:y="1.891cm">
          <draw:text-box>
            <text:p>Parent s</text:p>
          </draw:text-box>
        </draw:frame>
        <draw:custom-shape draw:style-name="gr3" draw:text-style-name="P1" draw:layer="layout" svg:width="8.7cm" svg:height="3.9cm" svg:x="17.191cm" svg:y="3.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3.3cm" svg:height="1.1cm" svg:x="20.091cm" svg:y="1.891cm">
          <draw:text-box>
            <text:p>Parent d</text:p>
          </draw:text-box>
        </draw:frame>
        <draw:line draw:style-name="gr5" draw:text-style-name="P1" draw:layer="layout" svg:x1="10.991cm" svg:y1="4.991cm" svg:x2="17.191cm" svg:y2="4.991cm">
          <text:p/>
        </draw:line>
        <draw:custom-shape draw:style-name="gr6" draw:text-style-name="P1" draw:layer="layout" svg:width="8.7cm" svg:height="3.9cm" svg:x="9.692cm" svg:y="10.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3.991cm" svg:y1="4.991cm" svg:x2="13.991cm" svg:y2="10.991cm">
          <text:p/>
        </draw:line>
        <draw:frame draw:style-name="gr2" draw:text-style-name="P2" draw:layer="layout" svg:width="3.381cm" svg:height="0.962cm" svg:x="12.291cm" svg:y="15.391cm">
          <draw:text-box>
            <text:p>Offspring i</text:p>
          </draw:text-box>
        </draw:frame>
        <draw:line draw:style-name="gr7" draw:text-style-name="P1" draw:layer="layout" svg:x1="5.091cm" svg:y1="4.991cm" svg:x2="9.991cm" svg:y2="4.991cm">
          <text:p/>
        </draw:line>
        <draw:line draw:style-name="gr7" draw:text-style-name="P1" draw:layer="layout" svg:x1="5.091cm" svg:y1="4.791cm" svg:x2="9.991cm" svg:y2="4.791cm">
          <text:p/>
        </draw:line>
        <draw:line draw:style-name="gr7" draw:text-style-name="P1" draw:layer="layout" svg:x1="19.191cm" svg:y1="4.991cm" svg:x2="24.091cm" svg:y2="4.991cm">
          <text:p/>
        </draw:line>
        <draw:line draw:style-name="gr7" draw:text-style-name="P1" draw:layer="layout" svg:x1="19.191cm" svg:y1="4.791cm" svg:x2="24.091cm" svg:y2="4.791cm">
          <text:p/>
        </draw:line>
        <draw:line draw:style-name="gr7" draw:text-style-name="P1" draw:layer="layout" svg:x1="11.491cm" svg:y1="12.991cm" svg:x2="16.391cm" svg:y2="12.991cm">
          <text:p/>
        </draw:line>
        <draw:line draw:style-name="gr7" draw:text-style-name="P1" draw:layer="layout" svg:x1="11.491cm" svg:y1="12.791cm" svg:x2="16.391cm" svg:y2="12.791cm">
          <text:p/>
        </draw:line>
        <draw:frame draw:style-name="gr8" draw:text-style-name="P2" draw:layer="layout" svg:width="4.2cm" svg:height="1.2cm" svg:x="5.591cm" svg:y="5.091cm">
          <draw:text-box>
            <text:p>Gentotype g<text:span text:style-name="T1">s</text:span></text:p>
          </draw:text-box>
        </draw:frame>
        <draw:frame draw:style-name="gr2" draw:text-style-name="P2" draw:layer="layout" svg:width="4.194cm" svg:height="0.962cm" svg:x="19.691cm" svg:y="4.991cm">
          <draw:text-box>
            <text:p>Gentotype g<text:span text:style-name="T1">d</text:span></text:p>
          </draw:text-box>
        </draw:frame>
        <draw:frame draw:style-name="gr2" draw:text-style-name="P2" draw:layer="layout" svg:width="4.054cm" svg:height="0.962cm" svg:x="11.997cm" svg:y="13.129cm">
          <draw:text-box>
            <text:p>Gentotype g<text:span text:style-name="T1">i</text:span></text:p>
          </draw:text-box>
        </draw:frame>
        <draw:custom-shape draw:style-name="gr9" draw:text-style-name="P1" draw:layer="layout" svg:width="7.4cm" svg:height="6.8cm" svg:x="21.091cm" svg:y="9.2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4.689cm" svg:height="0.962cm" svg:x="22.691cm" svg:y="11.291cm">
          <draw:text-box>
            <text:p>Environment e<text:span text:style-name="T1">i</text:span></text:p>
          </draw:text-box>
        </draw:frame>
        <draw:line draw:style-name="gr10" draw:text-style-name="P1" draw:layer="layout" svg:x1="9.491cm" svg:y1="6.091cm" svg:x2="12.691cm" svg:y2="12.391cm">
          <text:p/>
        </draw:line>
        <draw:frame draw:style-name="gr11" draw:text-style-name="P4" draw:layer="layout" svg:width="5.7cm" svg:height="2.384cm" svg:x="5.891cm" svg:y="8.891cm">
          <draw:text-box>
            <text:p text:style-name="P3">Random sample of alleles</text:p>
          </draw:text-box>
        </draw:frame>
        <draw:line draw:style-name="gr10" draw:text-style-name="P1" draw:layer="layout" svg:x1="19.991cm" svg:y1="5.991cm" svg:x2="15.466cm" svg:y2="12.366cm">
          <text:p/>
        </draw:line>
        <draw:frame draw:style-name="gr11" draw:text-style-name="P4" draw:layer="layout" svg:width="5.7cm" svg:height="2.384cm" svg:x="13.991cm" svg:y="6.791cm">
          <draw:text-box>
            <text:p text:style-name="P3">Random sample of alleles</text:p>
          </draw:text-box>
        </draw:frame>
        <draw:line draw:style-name="gr5" draw:text-style-name="P1" draw:layer="layout" svg:x1="16.091cm" svg:y1="13.591cm" svg:x2="23.191cm" svg:y2="12.191cm">
          <text:p/>
        </draw:line>
        <draw:frame draw:style-name="gr2" draw:text-style-name="P2" draw:layer="layout" svg:width="6.513cm" svg:height="0.962cm" svg:x="18.991cm" svg:y="17.291cm">
          <draw:text-box>
            <text:p><text:span text:style-name="T2">Phenotype y</text:span><text:span text:style-name="T3">i </text:span><text:span text:style-name="T4">= g</text:span><text:span text:style-name="T3">i</text:span><text:span text:style-name="T4"> + </text:span><text:span text:style-name="T5">e</text:span><text:span text:style-name="T1">i </text:span></text:p>
          </draw:text-box>
        </draw:frame>
        <draw:line draw:style-name="gr10" draw:text-style-name="P1" draw:layer="layout" svg:x1="19.591cm" svg:y1="12.891cm" svg:x2="20.991cm" svg:y2="17.291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8T09:47:32.733000000</meta:creation-date>
    <dc:date>2024-05-12T07:01:29.069231097</dc:date>
    <meta:editing-duration>PT6M27S</meta:editing-duration>
    <meta:editing-cycles>5</meta:editing-cycles>
    <meta:generator>LibreOffice/24.2.2.2$MacOSX_AARCH64 LibreOffice_project/d56cc158d8a96260b836f100ef4b4ef25d6f1a01</meta:generator>
    <meta:document-statistic meta:object-count="26"/>
  </office:meta>
</office:document-meta>
</file>